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3c1" officeooo:paragraph-rsid="001cb3c1"/>
    </style:style>
    <style:style style:name="P2" style:family="paragraph" style:parent-style-name="Standard">
      <style:paragraph-properties fo:text-align="center" style:justify-single-word="false"/>
      <style:text-properties officeooo:rsid="001cb3c1" officeooo:paragraph-rsid="001cb3c1"/>
    </style:style>
    <style:style style:name="P3" style:family="paragraph" style:parent-style-name="Standard">
      <style:paragraph-properties fo:text-align="center" style:justify-single-word="false"/>
      <style:text-properties officeooo:rsid="001cb3c1" officeooo:paragraph-rsid="002d31d4"/>
    </style:style>
    <style:style style:name="P4" style:family="paragraph" style:parent-style-name="Standard">
      <style:paragraph-properties fo:text-align="center" style:justify-single-word="false"/>
      <style:text-properties officeooo:rsid="001cb3c1" officeooo:paragraph-rsid="002e43c4"/>
    </style:style>
    <style:style style:name="P5" style:family="paragraph" style:parent-style-name="Standard">
      <style:paragraph-properties fo:text-align="center" style:justify-single-word="false"/>
      <style:text-properties officeooo:rsid="001cb3c1" officeooo:paragraph-rsid="001e6b9b"/>
    </style:style>
    <style:style style:name="P6" style:family="paragraph" style:parent-style-name="Standard">
      <style:paragraph-properties fo:text-align="start" style:justify-single-word="false"/>
      <style:text-properties officeooo:rsid="001cb3c1" officeooo:paragraph-rsid="002d31d4"/>
    </style:style>
    <style:style style:name="P7" style:family="paragraph" style:parent-style-name="Standard">
      <style:paragraph-properties fo:text-align="start" style:justify-single-word="false"/>
      <style:text-properties officeooo:rsid="001cb3c1" officeooo:paragraph-rsid="001e6b9b"/>
    </style:style>
    <style:style style:name="P8" style:family="paragraph" style:parent-style-name="Standard">
      <style:text-properties officeooo:rsid="001cb3c1" officeooo:paragraph-rsid="002d31d4"/>
    </style:style>
    <style:style style:name="P9" style:family="paragraph" style:parent-style-name="Standard">
      <style:text-properties officeooo:rsid="001cb3c1" officeooo:paragraph-rsid="0051b290"/>
    </style:style>
    <style:style style:name="P10" style:family="paragraph" style:parent-style-name="Standard">
      <style:text-properties officeooo:rsid="001cc574" officeooo:paragraph-rsid="001cc574"/>
    </style:style>
    <style:style style:name="P11" style:family="paragraph" style:parent-style-name="Standard">
      <style:paragraph-properties fo:text-align="center" style:justify-single-word="false"/>
      <style:text-properties officeooo:rsid="001cc574" officeooo:paragraph-rsid="001cc574"/>
    </style:style>
    <style:style style:name="P12" style:family="paragraph" style:parent-style-name="Standard">
      <style:paragraph-properties fo:text-align="start" style:justify-single-word="false"/>
      <style:text-properties officeooo:rsid="001cc574" officeooo:paragraph-rsid="001cc574"/>
    </style:style>
    <style:style style:name="P13" style:family="paragraph" style:parent-style-name="Standard">
      <style:text-properties officeooo:rsid="001cc574" officeooo:paragraph-rsid="003aac63"/>
    </style:style>
    <style:style style:name="P14" style:family="paragraph" style:parent-style-name="Standard">
      <style:paragraph-properties fo:text-align="start" style:justify-single-word="false"/>
      <style:text-properties officeooo:rsid="00227de5" officeooo:paragraph-rsid="00227de5"/>
    </style:style>
    <style:style style:name="P15" style:family="paragraph" style:parent-style-name="Standard">
      <style:paragraph-properties fo:text-align="start" style:justify-single-word="false"/>
      <style:text-properties officeooo:rsid="00227de5" officeooo:paragraph-rsid="0027951b"/>
    </style:style>
    <style:style style:name="P16" style:family="paragraph" style:parent-style-name="Standard">
      <style:paragraph-properties fo:text-align="start" style:justify-single-word="false"/>
      <style:text-properties officeooo:rsid="00227de5" officeooo:paragraph-rsid="00445a11"/>
    </style:style>
    <style:style style:name="P17" style:family="paragraph" style:parent-style-name="Standard">
      <style:paragraph-properties fo:text-align="start" style:justify-single-word="false"/>
      <style:text-properties officeooo:rsid="0023615d" officeooo:paragraph-rsid="0023615d"/>
    </style:style>
    <style:style style:name="P18" style:family="paragraph" style:parent-style-name="Standard">
      <style:paragraph-properties fo:text-align="start" style:justify-single-word="false"/>
      <style:text-properties officeooo:rsid="0023615d" officeooo:paragraph-rsid="002d09b1"/>
    </style:style>
    <style:style style:name="P19" style:family="paragraph" style:parent-style-name="Standard">
      <style:paragraph-properties fo:text-align="start" style:justify-single-word="false"/>
      <style:text-properties officeooo:rsid="0024b976" officeooo:paragraph-rsid="0024b976"/>
    </style:style>
    <style:style style:name="P20" style:family="paragraph" style:parent-style-name="Standard">
      <style:paragraph-properties fo:text-align="start" style:justify-single-word="false"/>
      <style:text-properties officeooo:rsid="00268cbb" officeooo:paragraph-rsid="00268cbb"/>
    </style:style>
    <style:style style:name="P21" style:family="paragraph" style:parent-style-name="Standard">
      <style:paragraph-properties fo:text-align="start" style:justify-single-word="false"/>
      <style:text-properties officeooo:rsid="002c4d9f" officeooo:paragraph-rsid="002c4d9f"/>
    </style:style>
    <style:style style:name="P22" style:family="paragraph" style:parent-style-name="Standard">
      <style:paragraph-properties fo:text-align="start" style:justify-single-word="false"/>
      <style:text-properties officeooo:rsid="002c4d9f" officeooo:paragraph-rsid="00469b9c"/>
    </style:style>
    <style:style style:name="P23" style:family="paragraph" style:parent-style-name="Standard">
      <style:paragraph-properties fo:text-align="center" style:justify-single-word="false"/>
      <style:text-properties officeooo:rsid="002d09b1" officeooo:paragraph-rsid="002d09b1"/>
    </style:style>
    <style:style style:name="P24" style:family="paragraph" style:parent-style-name="Standard">
      <style:text-properties officeooo:rsid="002e42d9" officeooo:paragraph-rsid="002e42d9"/>
    </style:style>
    <style:style style:name="P25" style:family="paragraph" style:parent-style-name="Standard">
      <style:text-properties officeooo:rsid="002e42d9" officeooo:paragraph-rsid="0031ba36"/>
    </style:style>
    <style:style style:name="P26" style:family="paragraph" style:parent-style-name="Standard">
      <style:text-properties officeooo:rsid="002e42d9" officeooo:paragraph-rsid="003245a6"/>
    </style:style>
    <style:style style:name="P27" style:family="paragraph" style:parent-style-name="Standard">
      <style:text-properties officeooo:rsid="002e43c4" officeooo:paragraph-rsid="002e43c4"/>
    </style:style>
    <style:style style:name="P28" style:family="paragraph" style:parent-style-name="Standard">
      <style:text-properties officeooo:rsid="00377a5c" officeooo:paragraph-rsid="00377a5c"/>
    </style:style>
    <style:style style:name="P29" style:family="paragraph" style:parent-style-name="Standard">
      <style:text-properties officeooo:rsid="003aac63" officeooo:paragraph-rsid="003aac63"/>
    </style:style>
    <style:style style:name="P30" style:family="paragraph" style:parent-style-name="Standard">
      <style:paragraph-properties fo:text-align="start" style:justify-single-word="false"/>
      <style:text-properties officeooo:rsid="003d9040" officeooo:paragraph-rsid="003d9040"/>
    </style:style>
    <style:style style:name="P31" style:family="paragraph" style:parent-style-name="Standard">
      <style:text-properties officeooo:rsid="003d9040" officeooo:paragraph-rsid="003d9040"/>
    </style:style>
    <style:style style:name="P32" style:family="paragraph" style:parent-style-name="Standard">
      <style:paragraph-properties fo:text-align="center" style:justify-single-word="false"/>
      <style:text-properties officeooo:rsid="0040014e" officeooo:paragraph-rsid="0040014e"/>
    </style:style>
    <style:style style:name="P33" style:family="paragraph" style:parent-style-name="Standard">
      <style:paragraph-properties fo:text-align="start" style:justify-single-word="false"/>
      <style:text-properties officeooo:rsid="004d4835" officeooo:paragraph-rsid="004d4835"/>
    </style:style>
    <style:style style:name="P34" style:family="paragraph" style:parent-style-name="Standard">
      <style:paragraph-properties fo:text-align="start" style:justify-single-word="false"/>
      <style:text-properties officeooo:rsid="004dca95" officeooo:paragraph-rsid="004dca95"/>
    </style:style>
    <style:style style:name="P35" style:family="paragraph" style:parent-style-name="Standard">
      <style:paragraph-properties fo:text-align="start" style:justify-single-word="false"/>
      <style:text-properties officeooo:rsid="004fb3fb" officeooo:paragraph-rsid="00515d6f"/>
    </style:style>
    <style:style style:name="P36" style:family="paragraph" style:parent-style-name="Standard">
      <style:text-properties officeooo:rsid="004fb3fb" officeooo:paragraph-rsid="00515d6f"/>
    </style:style>
    <style:style style:name="P37" style:family="paragraph" style:parent-style-name="Standard">
      <style:paragraph-properties fo:text-align="start" style:justify-single-word="false"/>
      <style:text-properties officeooo:rsid="0051b290" officeooo:paragraph-rsid="0053d600"/>
    </style:style>
    <style:style style:name="P38" style:family="paragraph" style:parent-style-name="Standard">
      <style:text-properties officeooo:rsid="00545fd6" officeooo:paragraph-rsid="00545fd6"/>
    </style:style>
    <style:style style:name="P39" style:family="paragraph" style:parent-style-name="Standard">
      <style:text-properties officeooo:rsid="00553070" officeooo:paragraph-rsid="00553070"/>
    </style:style>
    <style:style style:name="P40" style:family="paragraph" style:parent-style-name="Standard">
      <style:paragraph-properties fo:text-align="center" style:justify-single-word="false"/>
      <style:text-properties officeooo:rsid="0051b290" officeooo:paragraph-rsid="0053d600"/>
    </style:style>
    <style:style style:name="P41" style:family="paragraph" style:parent-style-name="Standard">
      <style:text-properties officeooo:rsid="002e42d9" officeooo:paragraph-rsid="002e42d9"/>
    </style:style>
    <style:style style:name="P42" style:family="paragraph" style:parent-style-name="Standard">
      <style:text-properties officeooo:rsid="004fb3fb" officeooo:paragraph-rsid="004fb3fb"/>
    </style:style>
    <style:style style:name="P43" style:family="paragraph" style:parent-style-name="Standard">
      <style:text-properties officeooo:rsid="001cb3c1" officeooo:paragraph-rsid="001cb3c1"/>
    </style:style>
    <style:style style:name="T1" style:family="text">
      <style:text-properties officeooo:rsid="0027951b"/>
    </style:style>
    <style:style style:name="T2" style:family="text">
      <style:text-properties officeooo:rsid="002b4065"/>
    </style:style>
    <style:style style:name="T3" style:family="text">
      <style:text-properties officeooo:rsid="002d09b1"/>
    </style:style>
    <style:style style:name="T4" style:family="text">
      <style:text-properties officeooo:rsid="002e43c4"/>
    </style:style>
    <style:style style:name="T5" style:family="text">
      <style:text-properties officeooo:rsid="002fc2b0"/>
    </style:style>
    <style:style style:name="T6" style:family="text">
      <style:text-properties officeooo:rsid="00377a5c"/>
    </style:style>
    <style:style style:name="T7" style:family="text">
      <style:text-properties officeooo:rsid="0039450e"/>
    </style:style>
    <style:style style:name="T8" style:family="text">
      <style:text-properties officeooo:rsid="003e0ed2"/>
    </style:style>
    <style:style style:name="T9" style:family="text">
      <style:text-properties officeooo:rsid="0041abde"/>
    </style:style>
    <style:style style:name="T10" style:family="text">
      <style:text-properties officeooo:rsid="0042d2f8"/>
    </style:style>
    <style:style style:name="T11" style:family="text">
      <style:text-properties officeooo:rsid="0045701f"/>
    </style:style>
    <style:style style:name="T12" style:family="text">
      <style:text-properties officeooo:rsid="00469b9c"/>
    </style:style>
    <style:style style:name="T13" style:family="text">
      <style:text-properties officeooo:rsid="00498729"/>
    </style:style>
    <style:style style:name="T14" style:family="text">
      <style:text-properties officeooo:rsid="004d4835"/>
    </style:style>
    <style:style style:name="T15" style:family="text">
      <style:text-properties officeooo:rsid="0055b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 CONTROLLER</text:p>
      <text:p text:style-name="P2"/>
      <text:p text:style-name="P20">@Inject</text:p>
      <text:p text:style-name="P20"><text:s text:c="4"/>public homeController(DAO dao)</text:p>
      <text:p text:style-name="P19"/>
      <text:p text:style-name="P19">@RequestMapping(value = {"/", "/index"}, method = RequestMethod.GET)</text:p>
      <text:p text:style-name="P19"><text:s text:c="4"/>public String displayHomePage() </text:p>
      <text:p text:style-name="P17"/>
      <text:p text:style-name="P21">@RequestMapping(value = {"/<text:span text:style-name="T12">rental</text:span>"}, method = RequestMethod.GET)</text:p>
      <text:p text:style-name="P21"><text:s text:c="4"/>public String display<text:span text:style-name="T11">Rental</text:span>Page()</text:p>
      <text:p text:style-name="P21"/>
      <text:p text:style-name="P21">@RequestMapping(value = {"/<text:span text:style-name="T12">asset</text:span>"}, method = RequestMethod.GET)</text:p>
      <text:p text:style-name="P21"><text:s text:c="4"/>public String display<text:span text:style-name="T11">Asset</text:span>Page()</text:p>
      <text:p text:style-name="P21"/>
      <text:p text:style-name="P21">@RequestMapping(value = {"/<text:span text:style-name="T12">asset1001</text:span>"}, method = RequestMethod.GET)</text:p>
      <text:p text:style-name="P21"><text:s text:c="4"/>public String display<text:span text:style-name="T11">Asset1001</text:span>()</text:p>
      <text:p text:style-name="P21"/>
      <text:p text:style-name="P22">@RequestMapping(value = {"/<text:span text:style-name="T12">members</text:span>"}, method = RequestMethod.GET)</text:p>
      <text:p text:style-name="P22"><text:s text:c="4"/>public String display<text:span text:style-name="T12">MembersPage</text:span>()</text:p>
      <text:p text:style-name="P22"/>
      <text:p text:style-name="P22">@RequestMapping(value = {"/<text:span text:style-name="T12">admin</text:span>"}, method = RequestMethod.GET)</text:p>
      <text:p text:style-name="P22"><text:s text:c="4"/>public String display<text:span text:style-name="T12">AdminPage</text:span>()</text:p>
      <text:p text:style-name="P22"/>
      <text:p text:style-name="P22">@RequestMapping(value = {"/<text:span text:style-name="T12">profile</text:span>"}, method = RequestMethod.GET)</text:p>
      <text:p text:style-name="P22"><text:s text:c="4"/>public String display<text:span text:style-name="T12">ProfilePage</text:span>()</text:p>
      <text:p text:style-name="P21"/>
      <text:p text:style-name="P21"/>
      <text:p text:style-name="P21"/>
      <text:p text:style-name="P23">USER CONTROLLER</text:p>
      <text:p text:style-name="P2"/>
      <text:p text:style-name="P18">@Inject</text:p>
      <text:p text:style-name="P18"><text:s text:c="4"/>public <text:span text:style-name="T3">Home</text:span>Controller(UserDao dao, PasswordEncoder encoder)</text:p>
      <text:p text:style-name="P14"/>
      <text:p text:style-name="P14">@RequestMapping(value="/displayUserList", method=RequestMethod.GET)</text:p>
      <text:p text:style-name="P14"><text:s text:c="4"/>public String displayUserList(Map&lt;String, Object&gt; model)</text:p>
      <text:p text:style-name="P14"><text:s text:c="4"/></text:p>
      <text:p text:style-name="P14"><text:s text:c="4"/>@RequestMapping(value="/<text:span text:style-name="T2">add</text:span>User", method=RequestMethod.GET)</text:p>
      <text:p text:style-name="P14"><text:s text:c="4"/>public String display<text:span text:style-name="T10">AddUser</text:span>Form(Map&lt;String, Object&gt; model)</text:p>
      <text:p text:style-name="P14"/>
      <text:p text:style-name="P15"><text:s text:c="4"/><text:bookmark-start text:name="__DdeLink__467_436646801"/>@RequestMapping(value="/<text:span text:style-name="T1">edit</text:span>User", method=RequestMethod.POST)</text:p>
      <text:p text:style-name="P15"><text:s text:c="4"/>public String <text:span text:style-name="T13">edit</text:span>User(HttpServletRequest req)<text:bookmark-end text:name="__DdeLink__467_436646801"/></text:p>
      <text:p text:style-name="P14"><text:s text:c="4"/></text:p>
      <text:p text:style-name="P14"><text:s text:c="4"/>@RequestMapping(value="/deleteUser", method=RequestMethod.DELETE)</text:p>
      <text:p text:style-name="P14"><text:s text:c="4"/>public String deleteUser(@RequestParam("username") String username, Map&lt;String, Object&gt; model)</text:p>
      <text:p text:style-name="P14"/>
      <text:p text:style-name="P16"><text:bookmark text:name="__DdeLink__435_282551171"/></text:p>
      <text:p text:style-name="P4"/>
      <text:p text:style-name="P4"/>
      <text:p text:style-name="P4"><text:soft-page-break/><text:span text:style-name="T9">ASSET</text:span> CONTROLLER</text:p>
      <text:p text:style-name="P3"/>
      <text:p text:style-name="P6"><text:bookmark-start text:name="__DdeLink__473_436646801"/><text:s text:c="3"/>@RequestMapping(value="/<text:span text:style-name="T4">asset</text:span>", method=RequestMethod.POST)</text:p>
      <text:p text:style-name="P6"><text:s text:c="4"/>@ResponseStatus(HttpStatus.CREATED)</text:p>
      <text:p text:style-name="P6"><text:s text:c="4"/>@ResponseBody </text:p>
      <text:p text:style-name="P8"><text:s text:c="4"/>public order add<text:span text:style-name="T4">Asset</text:span>(@Valid @RequestBody <text:span text:style-name="T4">Asset</text:span> <text:span text:style-name="T4">asset</text:span>)</text:p>
      <text:p text:style-name="P8"/>
      <text:p text:style-name="P27">@RequestMapping(value = "/asset/{id}", method = RequestMethod.DELETE)</text:p>
      <text:p text:style-name="P27"><text:s text:c="4"/>@ResponseStatus(HttpStatus.NO_CONTENT)</text:p>
      <text:p text:style-name="P27"><text:s text:c="4"/>public void deleteAsset(@PathVariable("id") int id)</text:p>
      <text:p text:style-name="P27"/>
      <text:p text:style-name="P25">@RequestMapping(value = "/asset/{id}", method = RequestMethod.PUT)</text:p>
      <text:p text:style-name="P25"><text:s text:c="4"/>@ResponseStatus(HttpStatus.NO_CONTENT)</text:p>
      <text:p text:style-name="P25"><text:s text:c="4"/>public void <text:span text:style-name="T5">edit</text:span>Asset(@PathVariable("id") int id, @RequestBody Asset asset)</text:p>
      <text:p text:style-name="P25"/>
      <text:p text:style-name="P26"><text:bookmark-start text:name="__DdeLink__388_649265533"/>@RequestMapping(value="/displayAssetList", method=RequestMethod.GET)</text:p>
      <text:p text:style-name="P26"><text:s text:c="4"/>public String displayAssetList(Map&lt;String, Object&gt; model)<text:bookmark-end text:name="__DdeLink__388_649265533"/></text:p>
      <text:p text:style-name="P27"/>
      <text:p text:style-name="P24">@RequestMapping(value = "search/assets", method = RequestMethod.POST)</text:p>
      <text:p text:style-name="P24"><text:s text:c="4"/>@ResponseBody</text:p>
      <text:p text:style-name="P24"><text:s text:c="4"/>public List&lt;Asset&gt; searchAssets(@RequestBody Map&lt;String, String&gt; searchMap)</text:p>
      <text:p text:style-name="P1"/>
      <text:p text:style-name="P42"/>
      <text:p text:style-name="P40"><text:bookmark-end text:name="__DdeLink__473_436646801"/>DAO</text:p>
      <text:p text:style-name="P37"/>
      <text:p text:style-name="P38"><text:bookmark-start text:name="__DdeLink__384_649265533"/><text:bookmark-start text:name="__DdeLink__380_649265533"/>@Override</text:p>
      <text:p text:style-name="P38"><text:s text:c="4"/>public Asset addAsset(Asset asset)</text:p>
      <text:p text:style-name="P38"/>
      <text:p text:style-name="P38">@Override</text:p>
      <text:p text:style-name="P38"><text:s text:c="4"/>public void deleteAsset(int assetId)</text:p>
      <text:p text:style-name="P38"/>
      <text:p text:style-name="P38">@Override</text:p>
      <text:p text:style-name="P38"><text:s text:c="4"/>public void editAsset(Asset asset)</text:p>
      <text:p text:style-name="P38"/>
      <text:p text:style-name="P39">@Override</text:p>
      <text:p text:style-name="P39"><text:s text:c="4"/>public List&lt;<text:span text:style-name="T15">Asset</text:span>&gt; getAllAssets() </text:p>
      <text:p text:style-name="P39"/>
      <text:p text:style-name="P39">@Override</text:p>
      <text:p text:style-name="P39"><text:s text:c="4"/>public List&lt;Asset&gt; searchAsset(Map&lt;SearchTerm, String&gt; criteria)<text:bookmark-end text:name="__DdeLink__380_649265533"/></text:p>
      <text:p text:style-name="P32"/>
      <text:p text:style-name="P33"><text:bookmark-start text:name="__DdeLink__378_649265533"/><text:s text:c="4"/>@Override</text:p>
      <text:p text:style-name="P33"><text:s text:c="4"/>public ArrayList&lt;User&gt; getAllUsers() </text:p>
      <text:p text:style-name="P5"/>
      <text:p text:style-name="P33">@Override</text:p>
      <text:p text:style-name="P33"><text:s text:c="4"/>public User addUser(User newUser) </text:p>
      <text:p text:style-name="P33"/>
      <text:p text:style-name="P36"><text:bookmark-start text:name="__DdeLink__444_282551171"/>@Override</text:p>
      <text:p text:style-name="P35"><text:s text:c="4"/>public void editUser(User user) <text:bookmark-end text:name="__DdeLink__444_282551171"/></text:p>
      <text:p text:style-name="P33"/>
      <text:p text:style-name="P34"><text:soft-page-break/>@RequestMapping(value="/deleteUser", method=RequestMethod.DELETE)</text:p>
      <text:p text:style-name="P34"><text:s text:c="4"/>public String deleteUser(@RequestParam("username") String username, Map&lt;String, Object&gt; model)<text:bookmark-end text:name="__DdeLink__384_649265533"/><text:bookmark-end text:name="__DdeLink__378_649265533"/></text:p>
      <text:p text:style-name="P7"/>
      <text:p text:style-name="P7"/>
      <text:p text:style-name="P9"/>
      <text:p text:style-name="P2"><text:span text:style-name="T6">USER</text:span> DTO</text:p>
      <text:p text:style-name="P1"/>
      <text:p text:style-name="P28">public int getUserId</text:p>
      <text:p text:style-name="P28"/>
      <text:p text:style-name="P28">public void setUserId</text:p>
      <text:p text:style-name="P28"/>
      <text:p text:style-name="P28">public String getUserName</text:p>
      <text:p text:style-name="P28"/>
      <text:p text:style-name="P28">public void setUserName</text:p>
      <text:p text:style-name="P28"/>
      <text:p text:style-name="P28">public String getPassword</text:p>
      <text:p text:style-name="P28"/>
      <text:p text:style-name="P28">public void setPassword</text:p>
      <text:p text:style-name="P28"/>
      <text:p text:style-name="P28">public int getEnabled</text:p>
      <text:p text:style-name="P28"/>
      <text:p text:style-name="P28">public void setEnabled</text:p>
      <text:p text:style-name="P1"/>
      <text:p text:style-name="P29">public String getFirstName</text:p>
      <text:p text:style-name="P29"/>
      <text:p text:style-name="P29">public void setFirstName</text:p>
      <text:p text:style-name="P29"/>
      <text:p text:style-name="P29">public String getLastName</text:p>
      <text:p text:style-name="P29"/>
      <text:p text:style-name="P29">public void setLastName</text:p>
      <text:p text:style-name="P29"/>
      <text:p text:style-name="P29">public String getEmail</text:p>
      <text:p text:style-name="P29"/>
      <text:p text:style-name="P29">public void setEmail</text:p>
      <text:p text:style-name="P1"/>
      <text:p text:style-name="P29">public int getPhone</text:p>
      <text:p text:style-name="P29"/>
      <text:p text:style-name="P29">public void setPhone</text:p>
      <text:p text:style-name="P29"/>
      <text:p text:style-name="P13"/>
      <text:p text:style-name="P11"><text:span text:style-name="T7">ASSET</text:span> DTO</text:p>
      <text:p text:style-name="P11"/>
      <text:p text:style-name="P30">public int getAssetId</text:p>
      <text:p text:style-name="P30"/>
      <text:p text:style-name="P30">public void setAssetId</text:p>
      <text:p text:style-name="P12"/>
      <text:p text:style-name="P31">public String getCategory</text:p>
      <text:p text:style-name="P31"/>
      <text:p text:style-name="P31"><text:soft-page-break/>public void setCategory</text:p>
      <text:p text:style-name="P31"/>
      <text:p text:style-name="P31">public String getD<text:span text:style-name="T8">e</text:span>scription</text:p>
      <text:p text:style-name="P10"/>
      <text:p text:style-name="P31">public void setD<text:span text:style-name="T8">e</text:span>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0:31:46.925399727</meta:creation-date>
    <dc:date>2016-01-06T17:56:05.283868815</dc:date>
    <meta:editing-duration>PT6H43M37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4" meta:paragraph-count="89" meta:word-count="287" meta:character-count="3335" meta:non-whitespace-character-count="2974"/>
  </office:meta>
</office:document-meta>
</file>